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55.3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ext-properties style:font-name="Times New Roman" fo:font-style="italic" style:font-style-asian="italic" style:font-style-complex="italic"/>
    </style:style>
    <style:style style:name="ce9" style:family="table-cell" style:parent-style-name="Default">
      <style:text-properties style:font-name="Times New Roman"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7" style:family="table-cell" style:parent-style-name="Default" style:data-style-name="N2">
      <style:text-properties style:font-name="Times New Roman"/>
    </style:style>
    <style:style style:name="ce18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20" style:family="table-cell" style:parent-style-name="Default" style:data-style-name="N2"/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Times New Roman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23"/>
        <table:table-row table:style-name="ro1">
          <table:table-cell table:style-name="ce3" office:value-type="string" calcext:value-type="string">
            <text:p>Species</text:p>
          </table:table-cell>
          <table:table-cell table:style-name="ce10" office:value-type="string" calcext:value-type="string">
            <text:p>LR</text:p>
          </table:table-cell>
          <table:table-cell table:style-name="ce24" office:value-type="string" calcext:value-type="string">
            <text:p>Mean abundance (nb/sample)</text:p>
          </table:table-cell>
          <table:table-cell table:style-name="ce3" office:value-type="string" calcext:value-type="string">
            <text:p>p</text:p>
          </table:table-cell>
        </table:table-row>
        <table:table-row table:style-name="ro2">
          <table:table-cell table:style-name="ce6" office:value-type="string" calcext:value-type="string">
            <text:p>Branchiostoma lanceolatum</text:p>
          </table:table-cell>
          <table:table-cell table:style-name="ce14" office:value-type="float" office:value="95.6581066571835" calcext:value-type="float">
            <text:p>95.66</text:p>
          </table:table-cell>
          <table:table-cell table:style-name="ce22" office:value-type="float" office:value="23.1111111111111" calcext:value-type="float">
            <text:p>23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6" office:value-type="string" calcext:value-type="string">
            <text:p>Heteromastus filiformis</text:p>
          </table:table-cell>
          <table:table-cell table:style-name="ce14" office:value-type="float" office:value="55.4415847296944" calcext:value-type="float">
            <text:p>55.44</text:p>
          </table:table-cell>
          <table:table-cell table:style-name="ce22"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6" office:value-type="string" calcext:value-type="string">
            <text:p>Ophelia limacina</text:p>
          </table:table-cell>
          <table:table-cell table:style-name="ce14" office:value-type="float" office:value="52.669700336609" calcext:value-type="float">
            <text:p>52.67</text:p>
          </table:table-cell>
          <table:table-cell table:style-name="ce22" office:value-type="float" office:value="12.3333333333333" calcext:value-type="float">
            <text:p>12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Bathyporeia guilliamsoniana</text:p>
          </table:table-cell>
          <table:table-cell office:value-type="float" office:value="45.0059721899697" calcext:value-type="float">
            <text:p>45.01</text:p>
          </table:table-cell>
          <table:table-cell office:value-type="float" office:value="4.77777777777778" calcext:value-type="float">
            <text:p>4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9" office:value-type="string" calcext:value-type="string">
            <text:p>Hirudinea</text:p>
          </table:table-cell>
          <table:table-cell office:value-type="float" office:value="43.9796562319908" calcext:value-type="float">
            <text:p>43.98</text:p>
          </table:table-cell>
          <table:table-cell office:value-type="float" office:value="4.11111111111111" calcext:value-type="float">
            <text:p>4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Anadara kagoshimensis</text:p>
          </table:table-cell>
          <table:table-cell office:value-type="float" office:value="39.7014421238164" calcext:value-type="float">
            <text:p>39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Micronephthys stammeri</text:p>
          </table:table-cell>
          <table:table-cell office:value-type="float" office:value="36.2486420792636" calcext:value-type="float">
            <text:p>36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Pseudocuma longicorne</text:p>
          </table:table-cell>
          <table:table-cell office:value-type="float" office:value="34.6089246685808" calcext:value-type="float">
            <text:p>34.61</text:p>
          </table:table-cell>
          <table:table-cell office:value-type="float" office:value="3.33333333333333" calcext:value-type="float">
            <text:p>3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Melinna palmata</text:p>
          </table:table-cell>
          <table:table-cell office:value-type="float" office:value="33.7411108988525" calcext:value-type="float">
            <text:p>33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9" office:value-type="string" calcext:value-type="string">
            <text:p>Oligochaeta</text:p>
          </table:table-cell>
          <table:table-cell office:value-type="float" office:value="30.7516393743064" calcext:value-type="float">
            <text:p>30.75</text:p>
          </table:table-cell>
          <table:table-cell office:value-type="float" office:value="187" calcext:value-type="float">
            <text:p>187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Eurydice dollfusi</text:p>
          </table:table-cell>
          <table:table-cell office:value-type="float" office:value="29.5369814881265" calcext:value-type="float">
            <text:p>29.54</text:p>
          </table:table-cell>
          <table:table-cell office:value-type="float" office:value="6.55555555555556" calcext:value-type="float">
            <text:p>6.5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Lagis koreni</text:p>
          </table:table-cell>
          <table:table-cell office:value-type="float" office:value="27.9942041538376" calcext:value-type="float">
            <text:p>27.99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Nototropis guttatus</text:p>
          </table:table-cell>
          <table:table-cell office:value-type="float" office:value="25.3064034997707" calcext:value-type="float">
            <text:p>25.31</text:p>
          </table:table-cell>
          <table:table-cell office:value-type="float" office:value="4.77777777777778" calcext:value-type="float">
            <text:p>4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Harmothoe reticulata</text:p>
          </table:table-cell>
          <table:table-cell office:value-type="float" office:value="21.8589858618774" calcext:value-type="float">
            <text:p>21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Microphthalmus fragilis</text:p>
          </table:table-cell>
          <table:table-cell office:value-type="float" office:value="21.6629541896815" calcext:value-type="float">
            <text:p>21.66</text:p>
          </table:table-cell>
          <table:table-cell office:value-type="float" office:value="6.33333333333333" calcext:value-type="float">
            <text:p>6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Parvicardium exiguum</text:p>
          </table:table-cell>
          <table:table-cell office:value-type="float" office:value="20.7364919402985" calcext:value-type="float">
            <text:p>20.74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Polydora ciliata</text:p>
          </table:table-cell>
          <table:table-cell office:value-type="float" office:value="19.0661813171557" calcext:value-type="float">
            <text:p>19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Capitella minima</text:p>
          </table:table-cell>
          <table:table-cell office:value-type="float" office:value="18.611518295445" calcext:value-type="float">
            <text:p>18.61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Iphinoe tenella</text:p>
          </table:table-cell>
          <table:table-cell office:value-type="float" office:value="17.5407193352602" calcext:value-type="float">
            <text:p>17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Protodorvillea kefersteini</text:p>
          </table:table-cell>
          <table:table-cell office:value-type="float" office:value="16.6389872445954" calcext:value-type="float">
            <text:p>16.64</text:p>
          </table:table-cell>
          <table:table-cell office:value-type="float" office:value="190.555555555556" calcext:value-type="float">
            <text:p>190.5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Leiochone leiopygos</text:p>
          </table:table-cell>
          <table:table-cell office:value-type="float" office:value="14.6883316313279" calcext:value-type="float">
            <text:p>14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Glycera tridactyla</text:p>
          </table:table-cell>
          <table:table-cell office:value-type="float" office:value="12.7073722014999" calcext:value-type="float">
            <text:p>12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7" office:value-type="string" calcext:value-type="string">
            <text:p>Prionospio cirrifera</text:p>
          </table:table-cell>
          <table:table-cell office:value-type="float" office:value="11.6183376408685" calcext:value-type="float">
            <text:p>11.62</text:p>
          </table:table-cell>
          <table:table-cell office:value-type="float" office:value="3" calcext:value-type="float">
            <text:p>3.00</text:p>
          </table:table-cell>
          <table:table-cell table:style-name="ce25" office:value-type="string" calcext:value-type="string">
            <text:p>*</text:p>
          </table:table-cell>
        </table:table-row>
        <table:table-row table:style-name="ro2">
          <table:table-cell table:style-name="ce7" office:value-type="string" calcext:value-type="string">
            <text:p>Monocorophium acherusicum</text:p>
          </table:table-cell>
          <table:table-cell office:value-type="float" office:value="10.9896746315661" calcext:value-type="float">
            <text:p>10.99</text:p>
          </table:table-cell>
          <table:table-cell office:value-type="float" office:value="0.777777777777778" calcext:value-type="float">
            <text:p>0.78</text:p>
          </table:table-cell>
          <table:table-cell table:style-name="ce25" office:value-type="string" calcext:value-type="string">
            <text:p>*</text:p>
          </table:table-cell>
        </table:table-row>
        <table:table-row table:style-name="ro2">
          <table:table-cell table:style-name="ce11" office:value-type="string" calcext:value-type="string">
            <text:p>Lindrilus flavocapitatus</text:p>
          </table:table-cell>
          <table:table-cell table:style-name="ce18" office:value-type="float" office:value="10.2546134989179" calcext:value-type="float">
            <text:p>10.25</text:p>
          </table:table-cell>
          <table:table-cell table:style-name="ce18" office:value-type="float" office:value="13.6666666666667" calcext:value-type="float">
            <text:p>13.67</text:p>
          </table:table-cell>
          <table:table-cell table:style-name="ce26" office:value-type="string" calcext:value-type="string">
            <text:p>*</text:p>
          </table:table-cell>
        </table:table-row>
        <table:table-row table:style-name="ro2" table:number-rows-repeated="20">
          <table:table-cell/>
          <table:table-cell table:style-name="ce20" table:number-columns-repeated="2"/>
          <table:table-cell table:style-name="Default"/>
        </table:table-row>
        <table:table-row table:style-name="ro2">
          <table:table-cell/>
          <table:table-cell table:style-name="ce20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4:14:13.89757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5T14:15:00.298748618</dc:date>
    <dc:creator>SK </dc:creator>
    <meta:editing-duration>PT4H22M26S</meta:editing-duration>
    <meta:editing-cycles>28</meta:editing-cycles>
    <meta:document-statistic meta:table-count="1" meta:cell-count="104" meta:object-count="0"/>
  </office:meta>
</office:document-meta>
</file>